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0084286235012" calcext:value-type="float">
            <text:p>0.90084286235012</text:p>
          </table:table-cell>
          <table:table-cell office:value-type="float" office:value="0.959735260155533" calcext:value-type="float">
            <text:p>0.95973526015553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11321523540823" calcext:value-type="float">
            <text:p>0.411321523540823</text:p>
          </table:table-cell>
          <table:table-cell office:value-type="float" office:value="0.48848960947872" calcext:value-type="float">
            <text:p>0.4884896094787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483451392168658" calcext:value-type="float">
            <text:p>0.483451392168658</text:p>
          </table:table-cell>
          <table:table-cell office:value-type="float" office:value="0.488764045628585" calcext:value-type="float">
            <text:p>0.48876404562858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8', '32'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.975703452085463" calcext:value-type="float">
            <text:p>0.975703452085463</text:p>
          </table:table-cell>
          <table:table-cell table:style-name="ce2" office:value-type="float" office:value="0.97752809125717" calcext:value-type="float">
            <text:p>0.9775280912571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73464863726424" calcext:value-type="float">
            <text:p>0.973464863726424</text:p>
          </table:table-cell>
          <table:table-cell table:style-name="ce2" office:value-type="float" office:value="0.97752809125717" calcext:value-type="float">
            <text:p>0.9775280912571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964925891947713" calcext:value-type="float">
            <text:p>0.964925891947713</text:p>
          </table:table-cell>
          <table:table-cell office:value-type="float" office:value="0.972067045951908" calcext:value-type="float">
            <text:p>0.97206704595190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975703452085463" calcext:value-type="float">
            <text:p>0.975703452085463</text:p>
          </table:table-cell>
          <table:table-cell table:style-name="Default" table:formula="of:=MAX([.G2:.G7])" office:value-type="float" office:value="0.97752809125717" calcext:value-type="float">
            <text:p>0.97752809125717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1T17:50:36.025818538</dc:date>
    <meta:editing-duration>PT1M16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